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預設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預設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Ari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cal repository的運作概念" draw:style-name="dp1" draw:master-page-name="預設_20_1" presentation:presentation-page-layout-name="AL1T1">
        <draw:custom-shape draw:name="Shape 115" draw:style-name="gr1" draw:text-style-name="P2" draw:layer="layout" svg:width="3.631cm" svg:height="3.332cm" svg:x="4.874cm" svg:y="7.922cm">
          <text:p text:style-name="P1"><text:span text:style-name="T1">本機端</text:span><text:span text:style-name="T1">git</text:span><text:span text:style-name="T1">儲存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Shape 116" draw:style-name="gr1" draw:text-style-name="P2" draw:layer="layout" svg:width="3.315cm" svg:height="3.332cm" svg:x="0.202cm" svg:y="6.923cm">
          <text:p text:style-name="P1"><text:span text:style-name="T1">建立本機端儲存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name="Shape 117" presentation:style-name="pr1" draw:text-style-name="P2" draw:layer="layout" svg:width="23.667cm" svg:height="1.59cm" svg:x="0.866cm" svg:y="0.635cm" presentation:class="title" presentation:user-transformed="true">
          <draw:text-box>
            <text:p text:style-name="P1"><text:span text:style-name="T3">Local repository</text:span><text:span text:style-name="T3">的運作概念</text:span></text:p>
          </draw:text-box>
        </draw:frame>
        <draw:custom-shape draw:name="Shape 118" draw:style-name="gr2" draw:text-style-name="P2" draw:layer="layout" svg:width="3.866cm" svg:height="2.806cm" svg:x="11.888cm" svg:y="7.092cm">
          <text:p text:style-name="P3"><text:span text:style-name="T1">索引</text:span><text:span text:style-name="T1">[Index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Shape 119" draw:style-name="gr3" draw:text-style-name="P2" draw:layer="layout" svg:width="2.955cm" svg:height="3.332cm" svg:x="0.382cm" svg:y="2.394cm">
          <text:p text:style-name="P1"><text:span text:style-name="T4">本機工作目錄</text:span><text:span text:style-name="T4">A</text:span></text:p>
          <text:p text:style-name="P1"><text:span text:style-name="T4">(Working tree A)</text:span></text:p>
          <text:p text:style-name="P1"><text:span text:style-name="T4">mkdir A</text:span></text:p>
          <text:p text:style-name="P1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0" draw:style-name="gr4" draw:text-style-name="P4" draw:layer="layout" svg:x1="1.86cm" svg:y1="5.727cm" svg:x2="1.86cm" svg:y2="6.922cm" svg:d="M1860 5727v1195">
          <text:p/>
        </draw:connector>
        <draw:custom-shape draw:name="Shape 121" draw:style-name="gr5" draw:text-style-name="P2" draw:layer="layout" svg:width="2.174cm" svg:height="3.332cm" svg:x="5.602cm" svg:y="2.394cm">
          <text:p text:style-name="P3"><text:span text:style-name="T4">新增檔案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2" draw:style-name="gr4" draw:text-style-name="P4" draw:layer="layout" svg:x1="3.338cm" svg:y1="4.06cm" svg:x2="4.873cm" svg:y2="7.773cm" svg:d="M3338 4060v1857h1535v1856">
          <text:p/>
        </draw:connector>
        <draw:custom-shape draw:name="Shape 124" draw:style-name="gr6" draw:text-style-name="P2" draw:layer="layout" svg:width="5.114cm" svg:height="3.332cm" svg:x="18.629cm" svg:y="6.829cm">
          <text:p text:style-name="P1"><text:span text:style-name="T1">新版本的本機端數據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5" draw:style-name="gr4" draw:text-style-name="P4" draw:layer="layout" svg:x1="15.754cm" svg:y1="8.495cm" svg:x2="18.629cm" svg:y2="8.495cm" svg:d="M15754 8495h2875">
          <text:p/>
        </draw:connector>
        <draw:custom-shape draw:name="Shape 126" draw:style-name="gr7" draw:text-style-name="P2" draw:layer="layout" svg:width="23.212cm" svg:height="3.246cm" svg:x="1.094cm" svg:y="11.255cm">
          <text:p text:style-name="P1"><text:span text:style-name="T3">專案內容要新增或修改，我們都會在工作目錄</text:span><text:span text:style-name="T3">(working tree/ working directory)</text:span><text:span text:style-name="T3">下執行，但是因為每個人新增修改項目的不同，也因此我們需要建立一個檔案可以供索引的工作方式，也就是建立</text:span><text:span text:style-name="T3">git repository(git</text:span><text:span text:style-name="T3">數據庫</text:span><text:span text:style-name="T3">)</text:span><text:span text:style-name="T3">來管理這些難以辨別先後次序的檔案，上述的工作方式簡單來講就是在執行版本管理。</text:span></text:p>
          <draw:enhanced-geometry svg:viewBox="0 0 21600 21600" draw:type="rectangle" draw:enhanced-path="M 0 0 L 21600 0 21600 21600 0 21600 0 0 Z N"/>
        </draw:custom-shape>
        <draw:connector draw:name="Shape 127" draw:style-name="gr8" draw:text-style-name="P4" draw:layer="layout" svg:x1="0.881cm" svg:y1="2.226cm" svg:x2="24.518cm" svg:y2="2.245cm" svg:d="M881 2226h11819v19h11818">
          <text:p/>
        </draw:connector>
        <draw:custom-shape draw:name="Shape 128" draw:style-name="gr5" draw:text-style-name="P2" draw:layer="layout" svg:width="2.326cm" svg:height="0.984cm" svg:x="12.658cm" svg:y="6.365cm">
          <text:p text:style-name="P3"><text:span text:style-name="T4">sta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9" draw:style-name="gr5" draw:text-style-name="P2" draw:layer="layout" svg:width="2.439cm" svg:height="1.092cm" svg:x="0.663cm" svg:y="9.323cm">
          <text:p text:style-name="P1"><text:span text:style-name="T4">un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0" draw:style-name="gr5" draw:text-style-name="P2" draw:layer="layout" svg:width="2.439cm" svg:height="0.984cm" svg:x="5.469cm" svg:y="4.666cm">
          <text:p text:style-name="P3"><text:span text:style-name="T4">untr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131" draw:style-name="gr4" draw:text-style-name="P4" draw:layer="layout" svg:x1="5.601cm" svg:y1="4.061cm" svg:x2="3.338cm" svg:y2="4.061cm" svg:d="M5601 4061h-2263">
          <text:p/>
        </draw:connector>
        <draw:custom-shape draw:name="Shape 123" draw:style-name="gr3" draw:text-style-name="P2" draw:layer="layout" svg:width="3.631cm" svg:height="3.332cm" svg:x="4.874cm" svg:y="6.107cm">
          <text:p text:style-name="P1"><text:span text:style-name="T1">新增檔案的工作目錄</text:span></text:p>
          <text:p text:style-name="P1"><text:span text:style-name="T2">(Working tre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32" draw:style-name="gr4" draw:text-style-name="P4" draw:layer="layout" svg:x1="8.505cm" svg:y1="9.588cm" svg:x2="11.887cm" svg:y2="8.495cm" svg:d="M8505 9588h1691v-1093h1691">
          <text:p/>
        </draw:connector>
        <draw:custom-shape draw:name="Shape 133" draw:style-name="gr5" draw:text-style-name="P2" draw:layer="layout" svg:width="2.439cm" svg:height="0.984cm" svg:x="8.976cm" svg:y="8.834cm">
          <text:p text:style-name="P1"><text:span text:style-name="T4">新增內容被</text:span><text:span text:style-name="T4">tr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4" draw:style-name="gr5" draw:text-style-name="P2" draw:layer="layout" svg:width="2.439cm" svg:height="1.092cm" svg:x="19.832cm" svg:y="6.311cm">
          <text:p text:style-name="P1"><text:span text:style-name="T4">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5" draw:style-name="gr5" draw:text-style-name="P2" draw:layer="layout" svg:width="2.439cm" svg:height="1.092cm" svg:x="5.469cm" svg:y="10.416cm">
          <text:p text:style-name="P1"><text:span text:style-name="T4">un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hape 112" draw:style-name="gr9" draw:layer="layout" svg:width="16.932cm" svg:height="9.524cm" svg:x="1.059cm" svg:y="1.905cm" draw:page-number="1" presentation:class="page"/>
          <draw:frame draw:name="Shape 113" presentation:style-name="pr2" draw:text-style-name="P2" draw:layer="layout" svg:width="15.239cm" svg:height="11.429cm" svg:x="1.905cm" svg:y="12.065cm" presentation:class="notes" presentation:user-transformed="true">
            <draw:text-box>
              <text:p text:style-name="P5"><text:span text:style-name="T5">此處資料列舉比較不偏向</text:span><text:span text:style-name="T5">QA</text:span><text:span text:style-name="T5">工作範圍，暫時不列入</text:span><text:span text:style-name="T5">LQA</text:span><text:span text:style-name="T5">教學文章之中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3" style:family="presentation" style:parent-style-name="預設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4" style:family="presentation" style:parent-style-name="預設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3" style:display-name="預設 1-outline3" style:family="presentation" style:parent-style-name="預設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4" style:display-name="預設 1-outline4" style:family="presentation" style:parent-style-name="預設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預設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預設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預設" style:page-layout-name="PM1" draw:style-name="Mdp1">
      <draw:frame draw:name="Shape 10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2">請按一下滑鼠，編輯標題文的格式。</text:span></text:p>
        </draw:text-box>
      </draw:frame>
      <draw:frame draw:name="Shape 1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1</text:page-number></text:span></text:p>
        </draw:text-box>
      </draw:frame>
      <draw:frame presentation:style-name="預設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draw:name="Shape 17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3">請按一下滑鼠，編輯標題文的格式。</text:span></text:p>
        </draw:text-box>
      </draw:frame>
      <draw:frame draw:name="Shape 18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3">請按滑鼠，編輯大綱文字格式。</text:span></text:p>
          <text:list text:style-name="ML4">
            <text:list-item>
              <text:list>
                <text:list-item>
                  <text:p text:style-name="MP3"><text:span text:style-name="MT3">第二個大綱層次</text:span></text:p>
                  <text:list>
                    <text:list-item>
                      <text:p text:style-name="MP3"><text:span text:style-name="MT3">第三個大綱層次</text:span></text:p>
                      <text:list>
                        <text:list-item>
                          <text:p text:style-name="MP3"><text:span text:style-name="MT3">第四個大綱層次</text:span></text:p>
                          <text:list>
                            <text:list-item>
                              <text:p text:style-name="MP3"><text:span text:style-name="MT3">第五個大綱層次</text:span></text:p>
                              <text:list>
                                <text:list-item>
                                  <text:p text:style-name="MP3"><text:span text:style-name="MT3">第六個大綱層次</text:span></text:p>
                                  <text:list>
                                    <text:list-item>
                                      <text:p text:style-name="MP3"><text:span text:style-name="MT3">第七個大綱層次</text:span></text:p>
                                      <text:list>
                                        <text:list-item>
                                          <text:p text:style-name="MP3"><text:span text:style-name="MT3">第八個大綱層次</text:span></text:p>
                                          <text:list>
                                            <text:list-item>
                                              <text:p text:style-name="MP3"><text:span text:style-name="MT3">第九個大綱層次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9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1</text:page-number></text:span></text:p>
        </draw:text-box>
      </draw:frame>
      <presentation:notes style:page-layout-name="PM2">
        <draw:page-thumbnail presentation:style-name="預設_20_1-title" draw:layer="backgroundobjects" svg:width="16.931cm" svg:height="9.524cm" svg:x="1.059cm" svg:y="1.93cm" presentation:class="page"/>
        <draw:frame presentation:style-name="預設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4-04T15:03:44.53</dc:date>
    <dc:creator>Jeffery Tzeng</dc:creator>
    <meta:generator>OpenOffice/4.1.2$Win32 OpenOffice.org_project/412m3$Build-9782</meta:generator>
    <meta:editing-duration>PT14S</meta:editing-duration>
    <meta:editing-cycles>1</meta:editing-cycles>
    <meta:document-statistic meta:object-count="51"/>
  </office:meta>
</office:document-meta>
</file>